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ChainBuilderFilter.setLanguageDescriptor( LanguageDescriptor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Logic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arkupLanguage.AbstractMarkup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setLogicsheet( String logic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MarkupLanguag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hasAttrInterp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hainBuilderFilter.startElement( String namespaceURI , String localName , String qName , Attributes at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ansformerChainBuilderFilter.TransformerChainBuilderFilt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createLogicsheet( Configuration configuration , boolean nam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arkupLanguage.hasTextInterp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kupLanguag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Languag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addNamedLogicsheet( String uri , String prefix , String namedLogic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addLogicsheetsToGenerator( LogicsheetCodeGenerator codeGene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arkupLanguage.generateCode( Source source , String filename , ProgrammingLanguage programming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kupLangu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getTransformerChainBuild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ChainBuilder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formerChainBuilder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arkupLanguage.getLogicshe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kupLanguage.addLogicsheetToList( LanguageDescriptor language , String logicsheetLocatio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anguageDescripto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uageDescriptor.getNamedLogicsheetBy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